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IDFont+F4" svg:font-family="CIDFont+F4"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margin-left="0in" fo:margin-right="0.3228in" fo:line-height="150%" fo:text-align="justify" style:justify-single-word="false" fo:text-indent="0in" style:auto-text-indent="false" fo:padding="0in" fo:border="none" style:shadow="none" style:join-border="false"/>
    </style:style>
    <style:style style:name="P4" style:family="paragraph" style:parent-style-name="Standard">
      <style:paragraph-properties fo:text-align="justify" style:justify-single-word="false"/>
    </style:style>
    <style:style style:name="P5" style:family="paragraph" style:parent-style-name="Standard" style:list-style-name="WWNum1">
      <style:paragraph-properties fo:margin-left="0.4957in" fo:margin-right="0.1575in" fo:margin-top="0.1563in" fo:margin-bottom="0.1563in" style:contextual-spacing="false" fo:text-align="justify" style:justify-single-word="false" fo:text-indent="-0.248in" style:auto-text-indent="false"/>
    </style:style>
    <style:style style:name="P6" style:family="paragraph" style:parent-style-name="Standard">
      <style:paragraph-properties fo:line-height="150%" fo:text-align="justify" style:justify-single-word="false"/>
      <style:text-properties fo:color="#000000" loext:opacity="100%" style:font-name="Segoe UI" fo:font-size="10pt" fo:font-weight="bold" style:font-name-asian="CIDFont+F4" style:font-size-asian="10pt" style:font-weight-asian="bold" style:font-name-complex="Segoe UI1" style:font-size-complex="10pt"/>
    </style:style>
    <style:style style:name="P7" style:family="paragraph" style:parent-style-name="Standard">
      <style:paragraph-properties fo:line-height="150%" fo:text-align="justify" style:justify-single-word="false"/>
      <style:text-properties fo:color="#000000" loext:opacity="100%" style:font-name="Segoe UI" fo:font-size="10pt" style:font-name-asian="CIDFont+F4" style:font-size-asian="10pt" style:font-name-complex="Segoe UI1" style:font-size-complex="10pt"/>
    </style:style>
    <style:style style:name="P8" style:family="paragraph" style:parent-style-name="Standard">
      <style:paragraph-properties fo:text-align="justify" style:justify-single-word="false"/>
      <style:text-properties fo:color="#000000" loext:opacity="100%" style:font-name="Segoe UI" fo:font-size="10pt" style:font-name-asian="CIDFont+F4" style:font-size-asian="10pt" style:font-name-complex="Segoe UI1" style:font-size-complex="10pt"/>
    </style:style>
    <style:style style:name="P9" style:family="paragraph" style:parent-style-name="Standard" style:list-style-name="WWNum1">
      <style:paragraph-properties fo:margin-left="0.4957in" fo:margin-right="0.1575in" fo:margin-top="0.1563in" fo:margin-bottom="0.1563in" style:contextual-spacing="false" fo:text-indent="-0.248in" style:auto-text-indent="false"/>
    </style:style>
    <style:style style:name="P10" style:family="paragraph" style:parent-style-name="Standard" style:list-style-name="WWNum1">
      <style:paragraph-properties fo:margin-left="0.5in" fo:margin-right="0.1575in" fo:margin-top="0.1563in" fo:margin-bottom="0.1563in" style:contextual-spacing="false" fo:text-indent="-0.25in" style:auto-text-indent="false"/>
    </style:style>
    <style:style style:name="P11" style:family="paragraph" style:parent-style-name="Standard">
      <style:paragraph-properties fo:margin-left="0.5in" fo:margin-right="0.1575in" fo:margin-top="0.1563in" fo:margin-bottom="0.1563in" style:contextual-spacing="false" fo:text-indent="0in" style:auto-text-indent="false"/>
    </style:style>
    <style:style style:name="P12" style:family="paragraph" style:parent-style-name="Standard">
      <style:paragraph-properties fo:line-height="150%" fo:text-align="justify" style:justify-single-word="false"/>
      <style:text-properties style:font-name="Segoe UI" fo:font-size="10pt" style:font-size-asian="10pt" style:font-name-complex="Segoe UI1" style:font-size-complex="10pt"/>
    </style:style>
    <style:style style:name="P13" style:family="paragraph" style:parent-style-name="Standard">
      <style:text-properties style:font-name="Segoe UI" fo:font-size="10pt" style:font-size-asian="10pt" style:font-name-complex="Segoe UI1" style:font-size-complex="10pt"/>
    </style:style>
    <style:style style:name="P14" style:family="paragraph" style:parent-style-name="Standard">
      <style:paragraph-properties>
        <style:tab-stops>
          <style:tab-stop style:position="4.0209in"/>
        </style:tab-stops>
      </style:paragraph-properties>
    </style:style>
    <style:style style:name="T1" style:family="text">
      <style:text-properties fo:color="#4472c4" loext:opacity="100%" style:font-name="Segoe UI" fo:font-size="10pt" fo:font-weight="bold" style:font-name-asian="CIDFont+F4" style:font-size-asian="10pt" style:font-weight-asian="bold" style:font-name-complex="Segoe UI1" style:font-size-complex="10pt"/>
    </style:style>
    <style:style style:name="T2" style:family="text">
      <style:text-properties fo:color="#000000" loext:opacity="100%" style:font-name="Segoe UI" fo:font-size="10pt" style:font-name-asian="CIDFont+F4" style:font-size-asian="10pt" style:font-name-complex="Segoe UI1" style:font-size-complex="10pt"/>
    </style:style>
    <style:style style:name="T3" style:family="text">
      <style:text-properties fo:color="#000000" loext:opacity="100%" style:font-name="Segoe UI" fo:font-size="10pt" style:font-name-asian="CIDFont+F4" style:font-size-asian="10pt" style:font-name-complex="Segoe UI1" style:font-size-complex="10pt" fo:background-color="#ffff00"/>
    </style:style>
    <style:style style:name="T4" style:family="text">
      <style:text-properties fo:color="#000000" loext:opacity="100%" style:font-name="Segoe UI" fo:font-size="10pt" officeooo:rsid="001a9adf" style:font-name-asian="CIDFont+F4" style:font-size-asian="10pt" style:font-name-complex="Segoe UI1" style:font-size-complex="10pt"/>
    </style:style>
    <style:style style:name="T5" style:family="text">
      <style:text-properties fo:color="#000000" loext:opacity="100%" style:font-name="Segoe UI" fo:font-size="10pt" fo:font-weight="bold" style:font-name-asian="CIDFont+F4" style:font-size-asian="10pt" style:font-weight-asian="bold" style:font-name-complex="Segoe UI1" style:font-size-complex="10pt"/>
    </style:style>
    <style:style style:name="T6" style:family="text">
      <style:text-properties fo:color="#000000" loext:opacity="100%" style:font-name="Segoe UI" fo:font-size="10pt" fo:language="en" fo:country="US" style:font-name-asian="CIDFont+F4" style:font-size-asian="10pt" style:font-name-complex="Segoe UI1" style:font-size-complex="10pt" fo:background-color="#ffff00"/>
    </style:style>
    <style:style style:name="T7" style:family="text">
      <style:text-properties fo:color="#000000" loext:opacity="100%" style:font-name="Segoe UI" fo:font-size="10pt" fo:language="en" fo:country="US" style:font-name-asian="CIDFont+F4" style:font-size-asian="10pt" style:font-name-complex="Segoe UI1" style:font-size-complex="10pt"/>
    </style:style>
    <style:style style:name="T8" style:family="text">
      <style:text-properties fo:color="#000000" loext:opacity="100%" style:font-name="Segoe UI" fo:font-size="10pt" style:font-size-asian="10pt" style:font-name-complex="Segoe UI1" style:font-size-complex="10pt"/>
    </style:style>
    <style:style style:name="T9" style:family="text">
      <style:text-properties fo:color="#000000" loext:opacity="100%" style:font-name="Segoe UI" fo:font-size="10pt" officeooo:rsid="001a9adf" style:font-size-asian="10pt" style:font-name-complex="Segoe UI1" style:font-size-complex="10pt"/>
    </style:style>
    <style:style style:name="T10" style:family="text">
      <style:text-properties fo:color="#0563c2" loext:opacity="100%" style:font-name="Segoe UI" fo:font-size="10pt" fo:language="en" fo:country="US" style:font-name-asian="CIDFont+F4" style:font-size-asian="10pt" style:font-name-complex="Segoe UI1" style:font-size-complex="10pt" fo:background-color="#ffff00"/>
    </style:style>
    <style:style style:name="T11" style:family="text">
      <style:text-properties fo:color="#0563c2" loext:opacity="100%" style:font-name="Segoe UI" fo:font-size="10pt" style:font-name-asian="CIDFont+F4" style:font-size-asian="10pt" style:font-name-complex="Segoe UI1" style:font-size-complex="10pt" fo:background-color="#ffff00"/>
    </style:style>
    <style:style style:name="T12" style:family="text">
      <style:text-properties fo:color="#333333" loext:opacity="100%" style:font-name="Roboto" fo:font-style="italic" style:font-name-asian="Times New Roman1" style:language-asian="it" style:country-asian="IT" style:font-style-asian="italic" style:font-name-complex="Helvetica" style:font-style-complex="italic"/>
    </style:style>
    <style:style style:name="T13" style:family="text">
      <style:text-properties fo:color="#333333" loext:opacity="100%" style:font-name="Roboto" fo:font-style="italic" officeooo:rsid="001a9adf" style:font-name-asian="Times New Roman1" style:language-asian="it" style:country-asian="IT" style:font-style-asian="italic" style:font-name-complex="Helvetica" style:font-style-complex="italic"/>
    </style:style>
    <style:style style:name="T14" style:family="text">
      <style:text-properties fo:color="#333333" loext:opacity="100%" style:font-name="Roboto" style:font-name-asian="Times New Roman1" style:language-asian="it" style:country-asian="IT" style:font-name-complex="Helvetica"/>
    </style:style>
    <style:style style:name="T15" style:family="text">
      <style:text-properties style:font-name="Segoe UI" fo:font-size="10pt" style:font-name-asian="CIDFont+F4" style:font-size-asian="10pt" style:font-name-complex="Segoe UI1" style:font-size-complex="10pt"/>
    </style:style>
    <style:style style:name="T16" style:family="text">
      <style:text-properties style:font-name="Segoe UI" fo:font-size="10pt" style:font-size-asian="10pt" style:font-name-complex="Segoe UI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OKIES POLICY</text:span></text:p>
      <text:p text:style-name="P4"><text:span text:style-name="T2">Ai sensi e per gli effetti dell’art. 13 del Regolamento UE 2016/679 e del Provvedimento del Garante dei dati personali dell’8 maggio 2014 n. 229, si forniscono agli utenti del sito le informazioni relative ai cookie utilizzati.</text:span></text:p>
      <text:p text:style-name="P6"/>
      <text:p text:style-name="P2"><text:span text:style-name="T5">COSA SONO I COOKIE</text:span></text:p>
      <text:p text:style-name="P4"><text:span text:style-name="T2">I “cookie” sono una stringa di testo di piccole dimensioni che i siti visitati dall’utente inviano al suo terminale (solitamente al browser), dove vengono memorizzati per essere ritrasmessi agli stessi siti alla successiva visita del medesimo utente. Grazie ai cookies il sito ricorda le tue azioni e preferenze (per es. login, lingua, dimensioni dei caratteri e altre impostazioni di visualizzazione) in modo che tu non debba reinserirle quando torni sul sito o navighi da una pagina all'altra.</text:span></text:p>
      <text:p text:style-name="P7"/>
      <text:p text:style-name="P2"><text:span text:style-name="T5">FINALITA’</text:span></text:p>
      <text:p text:style-name="P4"><text:span text:style-name="T2">Esecuzione di autenticazioni informatiche, monitoraggio di sessioni, memorizzazione di informazioni su specifiche configurazioni riguardanti gli utenti che accedono al server etc.</text:span></text:p>
      <text:p text:style-name="P8"/>
      <text:p text:style-name="P2"><text:span text:style-name="T5">COOKIE TECNICI</text:span></text:p>
      <text:p text:style-name="P4"><text:span text:style-name="T2">I Cookie tecnici sono quelli utilizzati al solo fine di “effettuare la trasmissione di una comunicazione su una rete di comunicazione elettronica, o nella misura strettamente necessaria al fornitore di un servizio della società dell’informazione esplicitamente richiesto, dall’abbonato o dall’utente a erogare tale servizio” (cfr. art. 122 comma 1 Codice privacy come mod. dall’art. 11 del d.lgs. 101/2018). Essi non vengono utilizzati per scopi ulteriori se non normalmente installati direttamente dal titolare o gestore del sito web. Possono essere suddivisi in cookie di navigazione o di sessione, che garantiscono la normale navigazione e fruizione del sito web (permettendo, per esempio, di realizzare un acquisto o di autenticarsi per accedere ad aree riservate): cookie analytics, assimilati ai cookie tecnici laddove utilizzati direttamente dal gestore dei sito per raccogliere informazioni, in forma aggregata, sul numero degli utenti e su come questi visitano il sito stesso; cookie di funzionalità, che permettono all’utente la navigazione in funzione di una serie di criteri selezionati (ad esempio la lingua, i prodotti selezionati per l’acquisto) al fine di migliorare il servizio reso allo stesso. Per l’installazione di tali cookie non è richiesto il preventivo consenso degli utenti, mentre resta fermo l’obbligo di dare l’informativa ai sensi dell’art. 13 del Reg. UE 679/2016, che il gestore del sito, qualora utilizzi soltanto tali dispositivi, potrà fornire con le modalità che ritiene più idonee.</text:span></text:p>
      <text:p text:style-name="P8"/>
      <text:p text:style-name="P2"><text:span text:style-name="T5">COOKIE DI PROFILAZIONE</text:span></text:p>
      <text:p text:style-name="P4"><text:span text:style-name="T2">I cookie di profilazione sono volti a creare profili relativi all´utente e vengono utilizzati al fine di inviare messaggi pubblicitari in linea con le preferenze manifestate dallo stesso nell´ambito della navigazione in rete.</text:span></text:p>
      <text:p text:style-name="P4"><text:span text:style-name="T2">In ragione della particolare invasività che tali dispositivi possono avere nell´ambito della sfera privata degli utenti, la normativa europea e italiana prevede che l´utente debba essere adeguatamente informato sull´uso degli stessi ed esprimere così il proprio valido consenso.</text:span></text:p>
      <text:p text:style-name="P8"/>
      <text:p text:style-name="P2"><text:span text:style-name="T5">COOKIE TECNICI DI TERZE PARTI</text:span></text:p>
      <text:p text:style-name="P4"><text:span text:style-name="T2">Nel corso della navigazione su un sito, l’utente può ricevere sul suo terminale anche cookie che vengono inviati da siti o da web server diversi (c.d. cookies di “terze parti”), sui quali possono risiedere alcuni elementi (quali, ad esempio, immagini, mappe, suoni, specifici link a pagine di altri domini) presenti sul sito che lo stesso sta visitando.</text:span></text:p>
      <text:p text:style-name="P8"/>
      <text:p text:style-name="P2"><text:span text:style-name="T5">COOKIE UTILIZZATI DA QUESTO SITO</text:span></text:p>
      <text:p text:style-name="P4"><text:span text:style-name="T2">Questo sito </text:span><text:span text:style-name="T4">non </text:span><text:span text:style-name="T2">utilizza </text:span><text:span text:style-name="T4">né </text:span><text:span text:style-name="T2">cookie tecnici </text:span><text:span text:style-name="T4">né</text:span><text:span text:style-name="T2"> cookie tecnici di terze parti</text:span><text:span text:style-name="T3">.</text:span></text:p>
      <text:p text:style-name="P7"/>
      <text:p text:style-name="P2"><text:span text:style-name="T5">SITI WEB DI TERZE PARTI</text:span></text:p>
      <text:p text:style-name="P4"><text:span text:style-name="T2">In questo sito sono presenti collegamenti ad altri siti Web. Questi siti dispongono di una propria informativa sulla privacy che potrebbe essere diversa da quella adottata dal Titolare di questo sito. Il titolare non risponde per Siti di terze parti.</text:span></text:p>
      <text:p text:style-name="P4"><text:span text:style-name="T2"/></text:p>
      <text:p text:style-name="P4"><text:span text:style-name="T2">Anche estensioni di terze parti installate sul sito web possono utilizzare cookie.</text:span></text:p>
      <text:p text:style-name="P6"/>
      <text:p text:style-name="P2"><text:span text:style-name="T5">COME DISABILITARE I COOKIE</text:span></text:p>
      <text:p text:style-name="P4"><text:span text:style-name="T2">Tutti i browser, nel menu Strumenti contengono l’opzione Cancella dati di navigazione e di visualizzazione dei cookie.</text:span></text:p>
      <text:p text:style-name="P4"><text:soft-page-break/><text:span text:style-name="T2">In qualsiasi momento, l’utente può modificare le preferenze di installazione dei singoli cookie, così come disabilitarne l’utilizzo sul browser, anche se ciò potrebbe impedire all'utente di accedere ad alcune parti del sito. Ogni browser possiede specifiche modalità di gestione dei cookie.</text:span></text:p>
      <text:p text:style-name="P4"><text:span text:style-name="T2">Ai seguenti link è possibile reperire le informazioni utili per i browser più diffusi, esempio:</text:span></text:p>
      <text:p text:style-name="P4"><text:span text:style-name="T7">Internet Explorer: https://support.microsoft.com/it-it/help/17442/windows-internet-explorer-deletemanage-</text:span></text:p>
      <text:p text:style-name="P4"><text:span text:style-name="T2">Cookie.</text:span></text:p>
      <text:p text:style-name="P8"/>
      <text:p text:style-name="P2"><text:span text:style-name="T5">TEMPO DI CONSERVAZIONE DEI DATI:</text:span></text:p>
      <text:p text:style-name="P4"><text:span text:style-name="T2">Al fine di garantire un trattamento corretto e trasparente i dati sono conservati per un periodo di tempo non superiore a quello necessario agli scopi per i quali essi sono stati raccolti o successivamente trattati conformemente a quanto previsto dagli obblighi di legge. Tutti i dati sono soggetti a backup periodico</text:span><text:span text:style-name="T14">.</text:span></text:p>
      <text:p text:style-name="P4"><text:span text:style-name="T2">Per qualsiasi informazione riguardante le modalità e le finalità di trattamento, nonché sull'esercizio dei diritti riconosciuti dalla normativa privacy leggi attentamente la </text:span><text:span text:style-name="T15">nostra informativa</text:span><text:span text:style-name="T2">. (Privacy policy).</text:span></text:p>
      <text:p text:style-name="P12"/>
      <text:p text:style-name="P3"><text:span text:style-name="T8">Desio, </text:span><text:span text:style-name="T9">23</text:span><text:span text:style-name="T8">/</text:span><text:span text:style-name="T9">09</text:span><text:span text:style-name="T8">/202</text:span><text:span text:style-name="T9">2</text:span></text:p>
      <text:p text:style-name="P13"/>
      <text:p text:style-name="P14"><text:span text:style-name="T16"><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IDFont+F4" svg:font-family="CIDFont+F4"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it" fo:country="IT"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it" fo:country="IT"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language-asian="it" style:country-asian="IT"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cattan@gmail.com</meta:initial-creator>
    <meta:editing-cycles>19</meta:editing-cycles>
    <meta:creation-date>2018-05-10T10:26:00</meta:creation-date>
    <dc:date>2022-09-23T10:46:17.214420022</dc:date>
    <meta:editing-duration>PT1H9M25S</meta:editing-duration>
    <meta:generator>LibreOffice/7.4.1.2$MacOSX_AARCH64 LibreOffice_project/3c58a8f3a960df8bc8fd77b461821e42c061c5f0</meta:generator>
    <meta:document-statistic meta:table-count="0" meta:image-count="0" meta:object-count="0" meta:page-count="2" meta:paragraph-count="29" meta:word-count="744" meta:character-count="5064" meta:non-whitespace-character-count="4347"/>
    <meta:user-defined meta:name="AppVersion">15.0000</meta:user-defined>
    <meta:template xlink:type="simple" xlink:actuate="onRequest" xlink:title="Normal" xlink:href=""/>
  </office:meta>
</office:document-meta>
</file>